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689in"/>
    </style:style>
    <style:style style:name="co2" style:family="table-column">
      <style:table-column-properties fo:break-before="auto" style:column-width="3.6134in"/>
    </style:style>
    <style:style style:name="co3" style:family="table-column">
      <style:table-column-properties fo:break-before="auto" style:column-width="1.83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Estimated Price per Unit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BB 1SL0828A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17" calcext:value-type="float">
            <text:p>17</text:p>
          </table:table-cell>
          <table:table-cell table:formula="of:=[.D3]*[.F3]" office:value-type="float" office:value="17" calcext:value-type="float">
            <text:p>17</text:p>
          </table:table-cell>
          <table:table-cell office:value-type="string" calcext:value-type="string">
            <text:p>Box, DIM 310x240x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Stepper Motor NEMA 17 (17HS19-2004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formula="of:=[.D4]*[.F4]" office:value-type="float" office:value="20" calcext:value-type="float">
            <text:p>20</text:p>
          </table:table-cell>
          <table:table-cell office:value-type="string" calcext:value-type="string">
            <text:p>Any stepper motor NEMA 17 with aprox torque characteristics like ours will fit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70mm threaded rod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float" office:value="0.5" calcext:value-type="float">
            <text:p>0.5</text:p>
          </table:table-cell>
          <table:table-cell table:formula="of:=[.D5]*[.F5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Nyloc nut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float" office:value="0.03" calcext:value-type="float">
            <text:p>0.03</text:p>
          </table:table-cell>
          <table:table-cell table:formula="of:=[.D6]*[.F6]" office:value-type="float" office:value="0.24" calcext:value-type="float">
            <text:p>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Wash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7]*[.F7]" office:value-type="float" office:value="0.16" calcext:value-type="float">
            <text:p>0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608RS Ball bear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office:value-type="float" office:value="0.83" calcext:value-type="float">
            <text:p>0.83</text:p>
          </table:table-cell>
          <table:table-cell table:formula="of:=[.D8]*[.F8]" office:value-type="float" office:value="2.49" calcext:value-type="float">
            <text:p>2.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20mm Headless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.05" calcext:value-type="float">
            <text:p>0.05</text:p>
          </table:table-cell>
          <table:table-cell table:formula="of:=[.D9]*[.F9]"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Ball bearing holder cap</text:p>
          </table:table-cell>
          <table:table-cell office:value-type="string" calcext:value-type="string">
            <text:p>ball_bearing_holder_cup.s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0]*[.F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Side</text:p>
          </table:table-cell>
          <table:table-cell office:value-type="string" calcext:value-type="string">
            <text:p>axis_side.st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1]*[.F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Worm Gear</text:p>
          </table:table-cell>
          <table:table-cell office:value-type="string" calcext:value-type="string">
            <text:p>worm_gear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2]*[.F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H21LOB with Breako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3.2" calcext:value-type="float">
            <text:p>3.2</text:p>
          </table:table-cell>
          <table:table-cell table:formula="of:=[.D13]*[.F13]" office:value-type="float" office:value="6.4" calcext:value-type="float">
            <text:p>6.4</text:p>
          </table:table-cell>
          <table:table-cell office:value-type="string" calcext:value-type="string">
            <text:p>Breakout is optional, you can also use TCST2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Homing sensor holder</text:p>
          </table:table-cell>
          <table:table-cell office:value-type="string" calcext:value-type="string">
            <text:p>homing_sensor_holder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4]*[.F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16mm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15]*[.F15]" office:value-type="float" office:value="0.16" calcext:value-type="float">
            <text:p>0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nu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16]*[.F16]" office:value-type="float" office:value="0.12" calcext:value-type="float">
            <text:p>0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Bushing</text:p>
          </table:table-cell>
          <table:table-cell office:value-type="string" calcext:value-type="string">
            <text:p>axis_bushing.s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7]*[.F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Gear</text:p>
          </table:table-cell>
          <table:table-cell office:value-type="string" calcext:value-type="string">
            <text:p>axis_gear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8]*[.F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Φ32 PVC tub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formula="of:=[.D19]*[.F19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50m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.03" calcext:value-type="float">
            <text:p>0.03</text:p>
          </table:table-cell>
          <table:table-cell table:formula="of:=[.D20]*[.F20]" office:value-type="float" office:value="0.06" calcext:value-type="float">
            <text:p>0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xis Gear Spacer</text:p>
          </table:table-cell>
          <table:table-cell office:value-type="string" calcext:value-type="string">
            <text:p>TB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21]*[.F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5 x 18m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office:value-type="float" office:value="0.04" calcext:value-type="float">
            <text:p>0.04</text:p>
          </table:table-cell>
          <table:table-cell table:formula="of:=[.D22]*[.F22]"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5 washer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23]*[.F23]"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5 n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24]*[.F24]" office:value-type="float" office:value="0.24" calcext:value-type="float">
            <text:p>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Homing Ring</text:p>
          </table:table-cell>
          <table:table-cell office:value-type="string" calcext:value-type="string">
            <text:p>homing_ring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25]*[.F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25m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26]*[.F26]" office:value-type="float" office:value="0.04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Washer smal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27]*[.F27]" office:value-type="float" office:value="0.08" calcext:value-type="float">
            <text:p>0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Azimuth Axis Pillar</text:p>
          </table:table-cell>
          <table:table-cell office:value-type="string" calcext:value-type="string">
            <text:p>azimuth_axis_pillar.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28]*[.F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SUM([.G3:.G28])" office:value-type="float" office:value="60.05" calcext:value-type="float">
            <text:p>60.0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 style:data-style-name="N2" text:time-value="00:59:11.846369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os Papadeas</meta:initial-creator>
    <meta:creation-date>2014-09-23T13:54:42.231051687</meta:creation-date>
    <dc:date>2014-09-25T01:05:08.306847286</dc:date>
    <dc:creator>Pierros Papadeas</dc:creator>
    <meta:editing-duration>PT7H7M6S</meta:editing-duration>
    <meta:editing-cycles>8</meta:editing-cycles>
    <meta:generator>LibreOffice/4.2.6.3$Linux_X86_64 LibreOffice_project/420$Build-3</meta:generator>
    <meta:document-statistic meta:table-count="1" meta:cell-count="177" meta:object-count="0"/>
  </office:meta>
</office:document-meta>
</file>